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d29" officeooo:paragraph-rsid="000f2d29"/>
    </style:style>
    <style:style style:name="P2" style:family="paragraph" style:parent-style-name="Standard">
      <style:text-properties officeooo:rsid="00110bd5" officeooo:paragraph-rsid="00110bd5"/>
    </style:style>
    <style:style style:name="T1" style:family="text">
      <style:text-properties officeooo:rsid="001251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Ciro B Rosa</text:p>
      <text:p text:style-name="P1">Número USP: 2320769</text:p>
      <text:p text:style-name="P1">E-mail: <text:a xlink:type="simple" xlink:href="mailto:ciro.rosa@alumni.usp.br" text:style-name="Internet_20_link" text:visited-style-name="Visited_20_Internet_20_Link">ciro.rosa@alumni.usp.br</text:a></text:p>
      <text:p text:style-name="P1"/>
      <text:p text:style-name="P1">Mini-EP6 – Relatório.</text:p>
      <text:p text:style-name="P1"/>
      <text:p text:style-name="P2">Menor delay @ N=200: 50 ms</text:p>
      <text:p text:style-name="P2">Menor delay @ N = 20: 45 ms</text:p>
      <text:p text:style-name="P2"/>
      <text:p text:style-name="P2">Pergunta: Qual o menor delay observado, a-máquina com o dobro de cores e metade da frequência; <text:span text:style-name="T1">ou</text:span> b-máquina com metade de cores <text:span text:style-name="T1">e dobro da frequência?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9T18:33:42.417333321</meta:creation-date>
    <dc:date>2021-06-09T18:55:06.428288321</dc:date>
    <meta:editing-duration>PT53S</meta:editing-duration>
    <meta:editing-cycles>1</meta:editing-cycles>
    <meta:document-statistic meta:table-count="0" meta:image-count="0" meta:object-count="0" meta:page-count="1" meta:paragraph-count="7" meta:word-count="51" meta:character-count="292" meta:non-whitespace-character-count="247"/>
    <meta:generator>LibreOffice/6.4.7.2$Linux_X86_64 LibreOffice_project/40$Build-2</meta:generator>
  </office:meta>
</office:document-meta>
</file>